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2" style:family="table">
      <style:table-properties style:width="19.001cm" fo:break-before="auto" fo:break-after="auto" table:align="margins"/>
    </style:style>
    <style:style style:name="Таблица2.A" style:family="table-column">
      <style:table-column-properties style:column-width="2.974cm" style:rel-column-width="10260*"/>
    </style:style>
    <style:style style:name="Таблица2.B" style:family="table-column">
      <style:table-column-properties style:column-width="16.027cm" style:rel-column-width="55275*"/>
    </style:style>
    <style:style style:name="Таблица2.A1" style:family="table-cell">
      <style:table-cell-properties style:vertical-align="bottom" fo:padding="0.097cm" fo:border="none"/>
    </style:style>
    <style:style style:name="Таблица2.B1" style:family="table-cell">
      <style:table-cell-properties style:vertical-align="middle" fo:padding="0.097cm" fo:border="none"/>
    </style:style>
    <style:style style:name="Таблица2.A2" style:family="table-cell">
      <style:table-cell-properties style:vertical-align="" fo:padding="0.097cm" fo:border="none"/>
    </style:style>
    <style:style style:name="Таблица2.3" style:family="table-row">
      <style:table-row-properties style:min-row-height="0.011cm"/>
    </style:style>
    <style:style style:name="Таблица2.A4" style:family="table-cell">
      <style:table-cell-properties style:vertical-align="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B4" style:family="table-cell">
      <style:table-cell-properties style:vertical-align="middle" fo:background-color="transparent" fo:padding="0.097cm" fo:border-left="none" fo:border-right="none" fo:border-top="none" fo:border-bottom="0.002cm solid #000000">
        <style:background-image/>
      </style:table-cell-properties>
    </style:style>
    <style:style style:name="Таблица2.A5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fo:language="ru" fo:country="RU" style:font-size-asian="12pt" style:font-size-complex="12pt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1" style:font-name-complex="Times New Roman1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asian="Times New Roman3" style:font-name-complex="Times New Roman3"/>
    </style:style>
    <style:style style:name="T6" style:family="text">
      <style:text-properties style:font-name-asian="Times New Roman1" style:font-name-complex="Times New Roman1"/>
    </style:style>
    <style:style style:name="T7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"><draw:frame draw:style-name="fr1" draw:name="Графический объект2" text:anchor-type="as-char" svg:width="0.9cm" svg:height="0.771cm" draw:z-index="0"><draw:image xlink:href="../../odt/images/3052.png" xlink:type="simple" xlink:show="embed" xlink:actuate="onLoad"/></draw:frame></text:p>
          </table:table-cell>
          <table:table-cell table:style-name="Таблица2.B1" office:value-type="string">
            <text:h text:style-name="Heading_20_1" text:outline-level="1">Интегратор на усилителях</text:h>
          </table:table-cell>
        </table:table-row>
        <table:table-row>
          <table:table-cell table:style-name="Таблица2.A2" office:value-type="string">
            <text:p text:style-name="P2">в палитре</text:p>
          </table:table-cell>
          <table:table-cell table:style-name="Таблица2.B1" office:value-type="string">
            <text:p text:style-name="Text_20_body">| векторизован | <text:span text:style-name="T7">C-</text:span>код <text:span text:style-name="T7">|</text:span></text:p>
          </table:table-cell>
        </table:table-row>
        <table:table-row table:style-name="Таблица2.3">
          <table:table-cell table:style-name="Таблица2.A1" office:value-type="string">
            <text:p text:style-name="P1"><draw:frame draw:style-name="fr2" draw:name="Графический объект3" text:anchor-type="as-char" svg:width="1.559cm" svg:height="2.409cm" draw:z-index="0"><draw:image xlink:href="../../odt/images/3052_in_scheme.png" xlink:type="simple" xlink:show="embed" xlink:actuate="onLoad"/></draw:frame></text:p>
          </table:table-cell>
          <table:table-cell table:style-name="Таблица2.A1" office:value-type="string">
            <text:p text:style-name="Text_20_body"/>
          </table:table-cell>
        </table:table-row>
        <table:table-row table:style-name="Таблица2.3">
          <table:table-cell table:style-name="Таблица2.A4" office:value-type="string">
            <text:p text:style-name="P2">на схеме</text:p>
          </table:table-cell>
          <table:table-cell table:style-name="Таблица2.B4" office:value-type="string">
            <text:p text:style-name="Text_20_body"/>
          </table:table-cell>
        </table:table-row>
        <table:table-row table:style-name="Таблица2.3">
          <table:table-cell table:style-name="Таблица2.A5" table:number-columns-spanned="2" office:value-type="string">
            <text:p text:style-name="Text_20_body">Блок выполняет численное интегрирование с ограничением.</text:p>
            <text:p text:style-name="Text_20_body">Блок <text:span text:style-name="T1">векторизован, является</text:span> субмоделью (сборкой). Для того чтобы посмотреть структуру алгоритма — нажмите правой кнопкой «Действия» <text:span text:style-name="T5">→</text:span> «Войти в субмодель».</text:p>
            <text:p text:style-name="Text_20_body"><text:span text:style-name="T6">Алгоритм работы блока </text:span><text:span text:style-name="T3">реализует численное интегрирование входного сигнала (сигналов).</text:span></text:p>
            <text:p text:style-name="Text_20_body"><text:span text:style-name="T2">Свойства</text:span>:</text:p>
            <text:list xml:id="list8248141229385069514" text:style-name="L1">
              <text:list-item>
                <text:p text:style-name="P4"><text:span text:style-name="T1">Число переменных</text:span> — количество интегрируемых переменных во входном векторе.</text:p>
              </text:list-item>
              <text:list-item>
                <text:p text:style-name="P4">Начальные состояние — значения начальных состояний для интегралов входных переменных.</text:p>
              </text:list-item>
            </text:list>
            <text:p text:style-name="Text_20_body"><text:span text:style-name="T4">Сигналы блока</text:span>:</text:p>
            <text:p text:style-name="Text_20_body"><draw:frame draw:style-name="fr3" draw:name="Графический объект1" text:anchor-type="paragraph" svg:width="11.959cm" svg:height="5.662cm" draw:z-index="1"><draw:image xlink:href="../../odt/images/3052_signals.png" xlink:type="simple" xlink:show="embed" xlink:actuate="onLoad"/></draw:frame><text:span text:style-name="T4">Входные сигналы</text:span>:</text:p>
            <text:list xml:id="list8829705341952666323" text:style-name="L2">
              <text:list-item>
                <text:p text:style-name="P5">Производная — на блок подается непосредственно интегрируемая величина ИЛИ логический сигнал -1, 0, +1. Во втором случае блок использует сигнал «Постоянная времени», который определяет скорость нарастания(убывания) интеграла. Если производная — это интегрируемая величина, то «Постоянную времени» следует задавать единицей.</text:p>
              </text:list-item>
              <text:list-item>
                <text:p text:style-name="P5">Транслируемый вход — сигнал, напрямую передаваемый на выход блока, если «Признак трансляции» = 1.</text:p>
              </text:list-item>
              <text:list-item>
                <text:p text:style-name="P5">Признак трансляции — логический сигнал. Если равен 1, то на выход блока передается значение «Транслируемый вход».</text:p>
              </text:list-item>
              <text:list-item>
                <text:p text:style-name="P5">Признак фиксации — логический сигнал. Если равен 1, то значение выходного сигнал блока фиксируется и далее остается константой до тех пор, пока «Признак фиксации» станет равным 0.</text:p>
              </text:list-item>
              <text:list-item>
                <text:p text:style-name="P5">Смещение интеграла — используется в особый случаях, по умолчанию = 0.</text:p>
              </text:list-item>
              <text:list-item>
                <text:p text:style-name="P5">Постоянная времени — величина, обратная производной. Используется тогда, когда в качестве производной передается логический сигнал -1 («меньше»), +1(«больше») или 0. Если в качестве производной поступает целочисленная величина (реальная производная), то «Постоянную времени» следует задать = 1.</text:p>
              </text:list-item>
              <text:list-item>
                <text:p text:style-name="P5">Максимальное значение — ограничение интеграла «сверху». Выходной сигнал блока не может быть больше этой величины.</text:p>
              </text:list-item>
              <text:list-item>
                <text:p text:style-name="P5">Минимальное значение — ограничение интеграла «снизу». Выходной сигнал блока — не меньше этой величины.</text:p>
              </text:list-item>
            </text:list>
            <text:p text:style-name="Text_20_body"><text:span text:style-name="T4">Выходной сигнал</text:span>:</text:p>
            <text:list xml:id="list8999014194942460636" text:style-name="L3">
              <text:list-item>
                <text:p text:style-name="P6">Интеграл — величина интеграла производной (с ограничениями), или транслируемый вход (если есть признак трансляции), или константа (если есть признак фиксации).</text:p>
              </text:list-item>
            </text:list>
          </table:table-cell>
          <table:covered-table-cell/>
        </table:table-row>
      </table:table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Интегратор на усилителях</dc:title>
    <dc:date>2012-03-30T15:47:39.04</dc:date>
    <meta:generator>OpenOffice_Beta/4.1.0$Win32 OpenOffice.org_project/410m14$Build-9760</meta:generator>
    <meta:editing-duration>PT1H31M36S</meta:editing-duration>
    <meta:editing-cycles>29</meta:editing-cycles>
    <meta:document-statistic meta:table-count="1" meta:image-count="3" meta:object-count="0" meta:page-count="2" meta:paragraph-count="24" meta:word-count="276" meta:character-count="2043"/>
  </office:meta>
</office:document-meta>
</file>